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haroni" fo:font-size="48pt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Aharoni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Aharoni" fo:font-size="32pt" officeooo:rsid="0015e5e5" officeooo:paragraph-rsid="0015e5e5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Aharoni"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haroni" fo:font-size="32pt" fo:font-weight="bold" officeooo:rsid="0016808b" officeooo:paragraph-rsid="0016808b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haroni"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haroni" fo:font-size="36pt" fo:font-weight="bold" style:font-size-asian="36pt" style:font-weight-asian="bold" style:font-size-complex="3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haroni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haroni" fo:font-size="24pt" fo:font-weight="bold" officeooo:paragraph-rsid="0015e5e5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haroni" fo:font-size="28pt" fo:font-weight="bold" officeooo:rsid="001a73ad" officeooo:paragraph-rsid="001a73ad" fo:background-color="#b2b2b2" style:font-size-asian="28pt" style:font-weight-asian="bold" style:font-size-complex="28pt" style:font-weight-complex="bold"/>
    </style:style>
    <style:style style:name="T1" style:family="text">
      <style:text-properties officeooo:rsid="00182607"/>
    </style:style>
    <style:style style:name="T2" style:family="text">
      <style:text-properties officeooo:rsid="0018fb92"/>
    </style:style>
    <style:style style:name="T3" style:family="text">
      <style:text-properties officeooo:rsid="0019569f"/>
    </style:style>
    <style:style style:name="T4" style:family="text">
      <style:text-properties officeooo:rsid="001a73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RA:</text:p>
      <text:p text:style-name="P1"/>
      <text:p text:style-name="P4">Suteba Central</text:p>
      <text:p text:style-name="P4"/>
      <text:p text:style-name="P4">Contaduría.</text:p>
      <text:p text:style-name="P2"/>
      <text:p text:style-name="P3"/>
      <text:p text:style-name="P5">R<text:span text:style-name="T2">endici</text:span><text:span text:style-name="T3">ó</text:span><text:span text:style-name="T2">n</text:span> <text:span text:style-name="T4">Enero</text:span> 202<text:span text:style-name="T1">3</text:span></text:p>
      <text:p text:style-name="P10">Efectivo</text:p>
      <text:p text:style-name="P6"/>
      <text:p text:style-name="P7">DE:</text:p>
      <text:p text:style-name="P7"/>
      <text:p text:style-name="P8">Hotel <text:span text:style-name="T1">23 de Mayo</text:span></text:p>
      <text:p text:style-name="P8"/>
      <text:p text:style-name="P8"/>
      <text:p text:style-name="P8">MAR DEL PLATA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5T09:16:07.27</meta:creation-date>
    <meta:print-date>2023-04-20T10:43:33.825577841</meta:print-date>
    <dc:date>2023-04-20T10:50:44.489529326</dc:date>
    <meta:editing-duration>PT4H6M55S</meta:editing-duration>
    <meta:editing-cycles>21</meta:editing-cycles>
    <meta:generator>LibreOffice/7.5.1.2$Linux_X86_64 LibreOffice_project/50$Build-2</meta:generator>
    <meta:document-statistic meta:table-count="0" meta:image-count="0" meta:object-count="0" meta:page-count="1" meta:paragraph-count="8" meta:word-count="16" meta:character-count="90" meta:non-whitespace-character-count="82"/>
  </office:meta>
</office:document-meta>
</file>